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ny" style:master-page-name="MP0" style:family="paragraph">
      <style:paragraph-properties fo:break-before="page"/>
    </style:style>
  </office:automatic-styles>
  <office:body>
    <office:text text:use-soft-page-breaks="true">
      <text:p text:style-name="P1">Databazy 2 hodina:</text:p>
      <text:p text:style-name="Normálny">Zapnutie prisma studio – npx prisma studio (tabukla accounts, users...)</text:p>
      <text:p text:style-name="Normálny">Prihlasenie sa do apky inemu =&gt; github – jeho konto – repozitar – link na apku – prihlasit s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robná Katarína</meta:initial-creator>
    <dc:creator>Drobná Katarína</dc:creator>
    <meta:creation-date>2024-11-25T08:47:00Z</meta:creation-date>
    <dc:date>2024-12-02T08:55:00Z</dc:date>
    <meta:template xlink:href="Normal" xlink:type="simple"/>
    <meta:editing-cycles>1</meta:editing-cycles>
    <meta:editing-duration>PT300S</meta:editing-duration>
    <meta:document-statistic meta:page-count="1" meta:paragraph-count="1" meta:word-count="27" meta:character-count="184" meta:row-count="1" meta:non-whitespace-character-count="158"/>
  </office:meta>
</office:document-meta>
</file>